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8b94b" officeooo:paragraph-rsid="0010047a" style:font-weight-asian="normal" style:font-weight-complex="normal"/>
    </style:style>
    <style:style style:name="P2" style:family="paragraph" style:parent-style-name="Standard">
      <style:text-properties fo:font-weight="normal" officeooo:rsid="0010047a" officeooo:paragraph-rsid="0010047a" style:font-weight-asian="normal" style:font-weight-complex="normal"/>
    </style:style>
    <style:style style:name="P3" style:family="paragraph" style:parent-style-name="Standard">
      <style:text-properties fo:font-weight="normal" officeooo:rsid="0010fc2b" officeooo:paragraph-rsid="0010fc2b" style:font-weight-asian="normal" style:font-weight-complex="normal"/>
    </style:style>
    <style:style style:name="P4" style:family="paragraph" style:parent-style-name="Standard">
      <style:text-properties officeooo:rsid="0017f25a" officeooo:paragraph-rsid="0010047a"/>
    </style:style>
    <style:style style:name="P5" style:family="paragraph" style:parent-style-name="Standard">
      <style:text-properties officeooo:rsid="00190881" officeooo:paragraph-rsid="0010047a"/>
    </style:style>
    <style:style style:name="P6" style:family="paragraph" style:parent-style-name="Standard">
      <style:text-properties fo:font-weight="bold" officeooo:rsid="000fa9d3" officeooo:paragraph-rsid="0010047a" style:font-weight-asian="bold" style:font-weight-complex="bold"/>
    </style:style>
    <style:style style:name="P7" style:family="paragraph" style:parent-style-name="Standard">
      <style:text-properties fo:font-weight="bold" officeooo:rsid="001b0b5f" officeooo:paragraph-rsid="0010047a" style:font-weight-asian="bold" style:font-weight-complex="bold"/>
    </style:style>
    <style:style style:name="P8" style:family="paragraph" style:parent-style-name="Standard">
      <style:text-properties officeooo:rsid="0010047a" officeooo:paragraph-rsid="0010047a"/>
    </style:style>
    <style:style style:name="T1" style:family="text">
      <style:text-properties officeooo:rsid="001b319a"/>
    </style:style>
    <style:style style:name="T2" style:family="text">
      <style:text-properties officeooo:rsid="0008b94b"/>
    </style:style>
    <style:style style:name="T3" style:family="text">
      <style:text-properties officeooo:rsid="000fa9d3"/>
    </style:style>
    <style:style style:name="T4" style:family="text">
      <style:text-properties officeooo:rsid="0010047a"/>
    </style:style>
    <style:style style:name="T5" style:family="text">
      <style:text-properties officeooo:rsid="0010fc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2 hidden layer network</text:p>
      <text:p text:style-name="P4">Feature scaling: <text:span text:style-name="T1">Standard </text:span>Scaler. Feature scaling performed on the features <text:span text:style-name="T1">and labels </text:span>of the training dataset and the same <text:span text:style-name="T1">i</text:span>s used to scale the testing dataset</text:p>
      <text:p text:style-name="P4">ReLU activation function in all layers</text:p>
      <text:p text:style-name="P5">Validation loss after <text:span text:style-name="T3">400 epochs: </text:span></text:p>
      <text:p text:style-name="P6">Learning rate=theoretical LR</text:p>
      <text:p text:style-name="P7">Same random weights initialized for constant and adaptive learning rate schemes</text:p>
      <text:p text:style-name="P1">SGD optimizer</text:p>
      <text:p text:style-name="P1"/>
      <text:p text:style-name="P2">Vanishing gradient problem? No chance in learning rate, k_max and loss</text:p>
      <text:p text:style-name="P2"/>
      <text:p text:style-name="P3">Z VALUE STARTS OFF NEGATIVE. Gradients vanish after th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00:57:29.211659150</meta:creation-date>
    <dc:date>2019-11-25T01:19:03.027790831</dc:date>
    <meta:editing-duration>PT21M3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77" meta:character-count="500" meta:non-whitespace-character-count="431"/>
  </office:meta>
</office:document-meta>
</file>